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none" officeooo:rsid="003ecf9b" officeooo:paragraph-rsid="003ecf9b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3ecf9b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46ab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paragraph-rsid="00393910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42c7d5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42c7d5" officeooo:paragraph-rsid="0042c7d5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d980d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0ae9e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204af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46abd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d980d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42c7d5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bba26" officeooo:paragraph-rsid="003bba26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d980d" officeooo:paragraph-rsid="003d980d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0ae9e" officeooo:paragraph-rsid="0040ae9e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2c7d5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50d8d" officeooo:paragraph-rsid="00450d8d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59b00" officeooo:paragraph-rsid="00359b00" fo:background-color="#ffffff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d980d" officeooo:paragraph-rsid="003d980d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3d980d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446abd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50d8d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3ab83c" officeooo:paragraph-rsid="003d980d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450d8d" officeooo:paragraph-rsid="00450d8d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1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1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1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1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1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1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1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3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13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13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13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1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141" style:family="paragraph">
      <style:paragraph-properties style:text-autospace="none"/>
    </style:style>
    <style:style style:name="P142" style:family="paragraph">
      <loext:graphic-properties draw:fill="none" draw:fill-color="#ffffff"/>
      <style:paragraph-properties style:text-autospace="none"/>
      <style:text-properties fo:font-size="12pt"/>
    </style:style>
    <style:style style:name="P143" style:family="paragraph">
      <loext:graphic-properties draw:fill="none" draw:fill-color="#ffffff"/>
      <style:paragraph-properties style:text-autospace="none"/>
    </style:style>
    <style:style style:name="P144" style:family="paragraph">
      <style:paragraph-properties fo:margin-left="0cm" fo:margin-right="0cm" fo:text-indent="0cm"/>
    </style:style>
    <style:style style:name="P145" style:family="paragraph">
      <style:paragraph-properties fo:margin-top="0cm" fo:margin-bottom="0.499cm"/>
    </style:style>
    <style:style style:name="P146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1" fo:font-size="12pt" style:font-name-complex="JetBrains Mono1"/>
    </style:style>
    <style:style style:name="P147" style:family="paragraph">
      <style:paragraph-properties fo:margin-left="0cm" fo:margin-right="0cm" fo:text-indent="0cm"/>
      <style:text-properties style:font-name="JetBrains Mono1" fo:font-size="12pt" style:font-name-complex="JetBrains Mono1"/>
    </style:style>
    <style:style style:name="P148" style:family="paragraph">
      <style:text-properties style:font-name="JetBrains Mono1" fo:font-size="12pt" style:font-name-complex="JetBrains Mono1"/>
    </style:style>
    <style:style style:name="P149" style:family="paragraph">
      <style:paragraph-properties fo:margin-top="0cm" fo:margin-bottom="0.499cm"/>
      <style:text-properties style:font-name="JetBrains Mono1" fo:font-size="12pt" style:font-name-complex="JetBrains Mono1"/>
    </style:style>
    <style:style style:name="P150" style:family="paragraph">
      <loext:graphic-properties draw:fill="none" draw:fill-color="#ffffff"/>
      <style:paragraph-properties fo:margin-left="0cm" fo:margin-right="0cm" fo:text-indent="0cm"/>
      <style:text-properties style:font-name="JetBrains Mono1" fo:font-size="12pt" style:font-name-complex="JetBrains Mono1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fo:font-size="12pt" fo:background-color="#ffffff" loext:char-shading-value="0" style:font-size-asian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d980d" fo:background-color="#ffffff" loext:char-shading-value="0" style:font-size-asian="12pt" style:font-size-complex="12pt"/>
    </style:style>
    <style:style style:name="T9" style:family="text">
      <style:text-properties fo:color="#000000" fo:font-size="12pt" officeooo:rsid="00336148" fo:background-color="#ffffff" loext:char-shading-value="0" style:font-size-asian="12pt" style:font-size-complex="12pt"/>
    </style:style>
    <style:style style:name="T10" style:family="text">
      <style:text-properties fo:color="#000000" fo:font-size="12pt" officeooo:rsid="0042c7d5" fo:background-color="#ffffff" loext:char-shading-value="0" style:font-size-asian="12pt" style:font-size-complex="12pt"/>
    </style:style>
    <style:style style:name="T11" style:family="text">
      <style:text-properties fo:color="#000000" fo:font-size="12pt" officeooo:rsid="000e4536" fo:background-color="#ffffff" loext:char-shading-value="0" style:font-size-asian="12pt" style:font-size-complex="12pt"/>
    </style:style>
    <style:style style:name="T12" style:family="text">
      <style:text-properties fo:color="#000000" fo:font-size="12pt" officeooo:rsid="00446abd" fo:background-color="#ffffff" loext:char-shading-value="0" style:font-size-asian="12pt" style:font-size-complex="12pt"/>
    </style:style>
    <style:style style:name="T13" style:family="text">
      <style:text-properties fo:color="#000000" fo:font-size="12pt" officeooo:rsid="00450d8d" fo:background-color="#ffffff" loext:char-shading-value="0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6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7" style:family="text">
      <style:text-properties fo:color="#000000" fo:font-size="12pt" style:text-underline-style="solid" style:text-underline-width="auto" style:text-underline-color="font-color" officeooo:rsid="00393910" fo:background-color="#ffffff" loext:char-shading-value="0" style:font-size-asian="12pt" style:font-size-complex="12pt"/>
    </style:style>
    <style:style style:name="T18" style:family="text">
      <style:text-properties fo:color="#000000" fo:font-size="12pt" style:text-underline-style="solid" style:text-underline-width="auto" style:text-underline-color="font-color" officeooo:rsid="003d980d" fo:background-color="#ffffff" loext:char-shading-value="0" style:font-size-asian="12pt" style:font-size-complex="12pt"/>
    </style:style>
    <style:style style:name="T19" style:family="text">
      <style:text-properties fo:color="#000000" fo:font-size="12pt" style:text-underline-style="solid" style:text-underline-width="auto" style:text-underline-color="font-color" officeooo:rsid="0040ae9e" fo:background-color="#ffffff" loext:char-shading-value="0" style:font-size-asian="12pt" style:font-size-complex="12pt"/>
    </style:style>
    <style:style style:name="T20" style:family="text">
      <style:text-properties fo:color="#000000" fo:font-size="12pt" style:text-underline-style="solid" style:text-underline-width="auto" style:text-underline-color="font-color" officeooo:rsid="004204af" fo:background-color="#ffffff" loext:char-shading-value="0" style:font-size-asian="12pt" style:font-size-complex="12pt"/>
    </style:style>
    <style:style style:name="T21" style:family="text">
      <style:text-properties fo:color="#000000" fo:font-size="12pt" style:text-underline-style="solid" style:text-underline-width="auto" style:text-underline-color="font-color" officeooo:rsid="0042c7d5" fo:background-color="#ffffff" loext:char-shading-value="0" style:font-size-asian="12pt" style:font-size-complex="12pt"/>
    </style:style>
    <style:style style:name="T22" style:family="text">
      <style:text-properties fo:color="#000000" fo:font-size="12pt" style:text-underline-style="solid" style:text-underline-width="auto" style:text-underline-color="font-color" officeooo:rsid="00446abd" fo:background-color="#ffffff" loext:char-shading-value="0" style:font-size-asian="12pt" style:font-size-complex="12pt"/>
    </style:style>
    <style:style style:name="T23" style:family="text">
      <style:text-properties fo:color="#000000" fo:font-size="12pt" style:text-underline-style="solid" style:text-underline-width="auto" style:text-underline-color="font-color" officeooo:rsid="00450d8d" fo:background-color="#ffffff" loext:char-shading-value="0" style:font-size-asian="12pt" style:font-size-complex="12pt"/>
    </style:style>
    <style:style style:name="T24" style:family="text">
      <style:text-properties fo:color="#000000" fo:font-size="12pt" style:text-underline-style="solid" style:text-underline-width="auto" style:text-underline-color="font-color" officeooo:rsid="000e4536" fo:background-color="#ffffff" loext:char-shading-value="0" style:font-size-asian="12pt" style:font-size-complex="12pt"/>
    </style:style>
    <style:style style:name="T25" style:family="text">
      <style:text-properties fo:color="#000000" fo:font-size="12pt" style:text-underline-style="none" officeooo:rsid="00446abd" fo:background-color="#ffffff" loext:char-shading-value="0" style:font-size-asian="12pt" style:font-size-complex="12pt"/>
    </style:style>
    <style:style style:name="T26" style:family="text">
      <style:text-properties fo:color="#000000" fo:font-size="12pt" style:text-underline-style="none" officeooo:rsid="00450d8d" fo:background-color="#ffffff" loext:char-shading-value="0" style:font-size-asian="12pt" style:font-size-complex="12pt"/>
    </style:style>
    <style:style style:name="T27" style:family="text">
      <style:text-properties fo:color="#000000" fo:font-size="12pt" style:text-underline-style="none" officeooo:rsid="0042c7d5" fo:background-color="#ffffff" loext:char-shading-value="0" style:font-size-asian="12pt" style:font-size-complex="12pt"/>
    </style:style>
    <style:style style:name="T28" style:family="text">
      <style:text-properties fo:color="#000000" fo:font-size="12pt" style:text-underline-style="none" officeooo:rsid="000e4536" fo:background-color="#ffffff" loext:char-shading-value="0" style:font-size-asian="12pt" style:font-size-complex="12pt"/>
    </style:style>
    <style:style style:name="T29" style:family="text">
      <style:text-properties fo:color="#000000" fo:background-color="#ffffff" loext:char-shading-value="0"/>
    </style:style>
    <style:style style:name="T30" style:family="text">
      <style:text-properties fo:color="#000000" officeooo:rsid="00393910" fo:background-color="#ffffff" loext:char-shading-value="0"/>
    </style:style>
    <style:style style:name="T31" style:family="text">
      <style:text-properties fo:color="#000000" officeooo:rsid="003ab83c" fo:background-color="#ffffff" loext:char-shading-value="0"/>
    </style:style>
    <style:style style:name="T32" style:family="text">
      <style:text-properties fo:color="#000000" officeooo:rsid="003d980d" fo:background-color="#ffffff" loext:char-shading-value="0"/>
    </style:style>
    <style:style style:name="T33" style:family="text">
      <style:text-properties fo:color="#000000" officeooo:rsid="0040ae9e" fo:background-color="#ffffff" loext:char-shading-value="0"/>
    </style:style>
    <style:style style:name="T34" style:family="text">
      <style:text-properties fo:color="#000000" officeooo:rsid="0042c7d5" fo:background-color="#ffffff" loext:char-shading-value="0"/>
    </style:style>
    <style:style style:name="T35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36" style:family="text">
      <style:text-properties fo:color="#000000" officeooo:rsid="00393910"/>
    </style:style>
    <style:style style:name="T37" style:family="text">
      <style:text-properties fo:color="#000000" officeooo:rsid="003ab2eb"/>
    </style:style>
    <style:style style:name="T38" style:family="text">
      <style:text-properties officeooo:rsid="00558836"/>
    </style:style>
    <style:style style:name="T39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40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41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42" style:family="text">
      <style:text-properties fo:font-size="12pt" fo:font-style="normal" fo:font-weight="normal" style:font-size-asian="12pt" style:font-style-asian="normal" style:font-weight-asian="normal"/>
    </style:style>
    <style:style style:name="T43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44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47" style:family="text">
      <style:text-properties fo:font-size="12pt" fo:background-color="#ffffff" loext:char-shading-value="0" style:font-size-asian="12pt" style:font-size-complex="12pt"/>
    </style:style>
    <style:style style:name="T48" style:family="text">
      <style:text-properties fo:font-size="12pt" officeooo:rsid="003ab83c" fo:background-color="#ffffff" loext:char-shading-value="0" style:font-size-asian="12pt" style:font-size-complex="12pt"/>
    </style:style>
    <style:style style:name="T49" style:family="text">
      <style:text-properties fo:font-size="12pt" style:text-underline-style="none" officeooo:rsid="003ab83c" fo:background-color="#ffffff" loext:char-shading-value="0" style:font-size-asian="12pt" style:font-size-complex="12pt"/>
    </style:style>
    <style:style style:name="T50" style:family="text">
      <style:text-properties fo:font-size="12pt" style:text-underline-style="none" officeooo:rsid="003ecf9b" fo:background-color="#ffffff" loext:char-shading-value="0" style:font-size-asian="12pt" style:font-size-complex="12pt"/>
    </style:style>
    <style:style style:name="T51" style:family="text">
      <style:text-properties fo:color="#ce181e"/>
    </style:style>
    <style:style style:name="T52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53" style:family="text">
      <style:text-properties officeooo:rsid="0016776f"/>
    </style:style>
    <style:style style:name="T54" style:family="text">
      <style:text-properties officeooo:rsid="001766b5"/>
    </style:style>
    <style:style style:name="T55" style:family="text">
      <style:text-properties officeooo:rsid="001ac6dd"/>
    </style:style>
    <style:style style:name="T56" style:family="text">
      <style:text-properties fo:color="#080808" fo:background-color="#ffffff" loext:char-shading-value="0"/>
    </style:style>
    <style:style style:name="T57" style:family="text">
      <style:text-properties fo:color="#080808" officeooo:rsid="00336148" fo:background-color="#ffffff" loext:char-shading-value="0"/>
    </style:style>
    <style:style style:name="T58" style:family="text">
      <style:text-properties fo:color="#080808" officeooo:rsid="003473c5" fo:background-color="#ffffff" loext:char-shading-value="0"/>
    </style:style>
    <style:style style:name="T59" style:family="text">
      <style:text-properties fo:color="#080808" fo:font-size="12pt" fo:background-color="#ffffff" loext:char-shading-value="0" style:font-size-asian="12pt"/>
    </style:style>
    <style:style style:name="T60" style:family="text">
      <style:text-properties fo:color="#080808" style:font-name-asian="DejaVu Sans Mono" style:font-name-complex="Liberation Mono" style:font-size-complex="10pt"/>
    </style:style>
    <style:style style:name="T61" style:family="text">
      <style:text-properties fo:color="#080808" officeooo:rsid="001c74ea" style:font-name-asian="DejaVu Sans Mono" style:font-name-complex="Liberation Mono" style:font-size-complex="10pt"/>
    </style:style>
    <style:style style:name="T62" style:family="text">
      <style:text-properties fo:color="#080808" style:text-underline-style="solid" style:text-underline-width="auto" style:text-underline-color="font-color" fo:background-color="#ffffff" loext:char-shading-value="0"/>
    </style:style>
    <style:style style:name="T63" style:family="text">
      <style:text-properties fo:color="#0033b3"/>
    </style:style>
    <style:style style:name="T64" style:family="text">
      <style:text-properties fo:color="#0033b3" fo:background-color="#ffffff" loext:char-shading-value="0"/>
    </style:style>
    <style:style style:name="T65" style:family="text">
      <style:text-properties fo:color="#067d17"/>
    </style:style>
    <style:style style:name="T66" style:family="text">
      <style:text-properties fo:color="#067d17" fo:background-color="#ffffff" loext:char-shading-value="0"/>
    </style:style>
    <style:style style:name="T67" style:family="text">
      <style:text-properties fo:color="#067d17" officeooo:rsid="001cb70b"/>
    </style:style>
    <style:style style:name="T68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69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70" style:family="text">
      <style:text-properties fo:color="#067d17" fo:font-size="10pt" style:font-size-asian="10pt"/>
    </style:style>
    <style:style style:name="T71" style:family="text">
      <style:text-properties fo:color="#067d17" fo:font-size="10pt" officeooo:rsid="0023a76d" style:font-size-asian="10pt"/>
    </style:style>
    <style:style style:name="T72" style:family="text">
      <style:text-properties fo:color="#871094"/>
    </style:style>
    <style:style style:name="T73" style:family="text">
      <style:text-properties fo:color="#871094" fo:background-color="#ffffff" loext:char-shading-value="0"/>
    </style:style>
    <style:style style:name="T74" style:family="text">
      <style:text-properties fo:color="#871094" fo:font-style="italic"/>
    </style:style>
    <style:style style:name="T75" style:family="text">
      <style:text-properties officeooo:rsid="001c74ea"/>
    </style:style>
    <style:style style:name="T76" style:family="text">
      <style:text-properties fo:color="#00627a"/>
    </style:style>
    <style:style style:name="T77" style:family="text">
      <style:text-properties fo:color="#00627a" fo:background-color="#ffffff" loext:char-shading-value="0"/>
    </style:style>
    <style:style style:name="T78" style:family="text">
      <style:text-properties officeooo:rsid="001cb70b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officeooo:rsid="001cb70b"/>
    </style:style>
    <style:style style:name="T81" style:family="text">
      <style:text-properties style:text-underline-style="none" fo:font-weight="normal" style:font-weight-asian="normal" style:font-weight-complex="normal"/>
    </style:style>
    <style:style style:name="T82" style:family="text">
      <style:text-properties style:text-underline-style="none" officeooo:rsid="001766b5"/>
    </style:style>
    <style:style style:name="T83" style:family="text">
      <style:text-properties style:text-underline-style="none" officeooo:rsid="001ac6dd"/>
    </style:style>
    <style:style style:name="T84" style:family="text">
      <style:text-properties style:text-underline-style="none" officeooo:rsid="002f2e7f"/>
    </style:style>
    <style:style style:name="T85" style:family="text">
      <style:text-properties officeooo:rsid="0021ffff"/>
    </style:style>
    <style:style style:name="T86" style:family="text">
      <style:text-properties officeooo:rsid="0023747f"/>
    </style:style>
    <style:style style:name="T87" style:family="text">
      <style:text-properties officeooo:rsid="0025b120"/>
    </style:style>
    <style:style style:name="T88" style:family="text">
      <style:text-properties officeooo:rsid="00271712"/>
    </style:style>
    <style:style style:name="T89" style:family="text">
      <style:text-properties fo:background-color="#fff200" loext:char-shading-value="0"/>
    </style:style>
    <style:style style:name="T90" style:family="text">
      <style:text-properties officeooo:rsid="00271712" fo:background-color="#fff200" loext:char-shading-value="0"/>
    </style:style>
    <style:style style:name="T91" style:family="text">
      <style:text-properties officeooo:rsid="0028ea6b"/>
    </style:style>
    <style:style style:name="T92" style:family="text">
      <style:text-properties officeooo:rsid="002bcda4"/>
    </style:style>
    <style:style style:name="T93" style:family="text">
      <style:text-properties officeooo:rsid="002d0d20"/>
    </style:style>
    <style:style style:name="T94" style:family="text">
      <style:text-properties fo:color="#174ad4" fo:background-color="#ffffff" loext:char-shading-value="0"/>
    </style:style>
    <style:style style:name="T95" style:family="text">
      <style:text-properties officeooo:rsid="00336148"/>
    </style:style>
    <style:style style:name="T96" style:family="text">
      <style:text-properties officeooo:rsid="000e4536"/>
    </style:style>
    <style:style style:name="T97" style:family="text">
      <style:text-properties style:font-name="Liberation Serif"/>
    </style:style>
    <style:style style:name="T98" style:family="text">
      <style:text-properties officeooo:rsid="003473c5"/>
    </style:style>
    <style:style style:name="T99" style:family="text">
      <style:text-properties style:text-underline-style="solid" style:text-underline-width="auto" style:text-underline-color="font-color" officeooo:rsid="00336148"/>
    </style:style>
    <style:style style:name="T100" style:family="text">
      <style:text-properties style:text-underline-style="solid" style:text-underline-width="auto" style:text-underline-color="font-color" officeooo:rsid="003473c5"/>
    </style:style>
    <style:style style:name="T101" style:family="text">
      <style:text-properties style:text-underline-style="solid" style:text-underline-width="auto" style:text-underline-color="font-color" officeooo:rsid="00393910"/>
    </style:style>
    <style:style style:name="T102" style:family="text">
      <style:text-properties officeooo:rsid="00359b00"/>
    </style:style>
    <style:style style:name="T103" style:family="text">
      <style:text-properties fo:color="#ff0000"/>
    </style:style>
    <style:style style:name="T104" style:family="text">
      <style:text-properties fo:color="#ff0000" officeooo:rsid="00359b00"/>
    </style:style>
    <style:style style:name="T105" style:family="text">
      <style:text-properties fo:color="#0000dc"/>
    </style:style>
    <style:style style:name="T106" style:family="text">
      <style:text-properties fo:color="#0000dc" officeooo:rsid="00359b00"/>
    </style:style>
    <style:style style:name="T107" style:family="text">
      <style:text-properties fo:color="#9e880d" fo:font-size="12pt" fo:background-color="#ffffff" loext:char-shading-value="0" style:font-size-asian="12pt" style:font-size-complex="12pt"/>
    </style:style>
    <style:style style:name="T108" style:family="text">
      <style:text-properties fo:color="#9e880d" fo:font-size="12pt" officeooo:rsid="003ecf9b" fo:background-color="#ffffff" loext:char-shading-value="0" style:font-size-asian="12pt" style:font-size-complex="12pt"/>
    </style:style>
    <style:style style:name="T109" style:family="text">
      <style:text-properties officeooo:rsid="0040ae9e"/>
    </style:style>
    <style:style style:name="T110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111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112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113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114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115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116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117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118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119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20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21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22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23" style:family="text">
      <style:text-properties fo:color="#000000" fo:font-size="12pt"/>
    </style:style>
    <style:style style:name="T124" style:family="text">
      <style:text-properties fo:color="#000000" style:font-name="JetBrains Mono1" style:font-name-complex="JetBrains Mono1"/>
    </style:style>
    <style:style style:name="T125" style:family="text">
      <style:text-properties fo:color="#080808" style:font-name="JetBrains Mono1" style:font-name-complex="JetBrains Mono1"/>
    </style:style>
    <style:style style:name="T126" style:family="text">
      <style:text-properties fo:color="#0033b3" style:font-name="JetBrains Mono1" style:font-name-complex="JetBrains Mono1"/>
    </style:style>
    <style:style style:name="T127" style:family="text">
      <style:text-properties fo:color="#067d17" style:font-name="JetBrains Mono1" style:font-name-complex="JetBrains Mon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pring Framework <text:s/><text:span text:style-name="T95">Аннотации</text:span></text:p>
      <text:p text:style-name="P48">Алишев </text:p>
      <text:p text:style-name="P48"/>
      <text:p text:style-name="P1"><text:span text:style-name="T97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97">https://www.youtube.com/watch?v=5ePo08sqcpk&amp;list=PLAma_mKffTOR5o0WNHnY0mTjKxnCgSXrZ</text:span></text:a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Урок <text:span text:style-name="T95">9 </text:span><text:span text:style-name="T99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97">https://www.youtube.com/watch?v=aXDMYy930b4&amp;list=PLAma_mKffTOR5o0WNHnY0mTjKxnCgSXrZ&amp;index=10</text:span></text:a></text:p>
      <text:p text:style-name="P48"/>
      <text:p text:style-name="P51">Java аннотации <text:s/>- специальный тип комментариев в коде с помощью которых можно :</text:p>
      <text:p text:style-name="P51">- передовать какие то инструкции для Java Компелятору</text:p>
      <text:p text:style-name="P51">- передовать какие то инструкции для анализатора исходного кода</text:p>
      <text:p text:style-name="P51">- передовать методанные, которые могут быть использованы Java приложением (с помощью рефлексии), либо другим приложениям </text:p>
      <text:p text:style-name="P48"/>
      <text:p text:style-name="P48"/>
      <text:p text:style-name="P52">Аннатация @Component</text:p>
      <text:p text:style-name="P51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51"/>
      <text:p text:style-name="P51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51"/>
      <text:p text:style-name="P57">Практика 3-36</text:p>
      <text:p text:style-name="P57">В <text:span text:style-name="T96">applicationContext.xml </text:span>добавляем строку</text:p>
      <text:p text:style-name="P60"><text:span text:style-name="T56">&lt;</text:span><text:span text:style-name="T73">context</text:span><text:span text:style-name="T64">:component-scan </text:span><text:span text:style-name="T94">base-package</text:span><text:span text:style-name="T66">="org.example"</text:span><text:span text:style-name="T56">/&gt;</text:span></text:p>
      <text:p text:style-name="P57"/>
      <text:p text:style-name="P57">В ней указывается какой пакет необходимо сканировать на наличие Аннотаций .</text:p>
      <text:p text:style-name="P57"/>
      <text:p text:style-name="P58">Прописали аннотации только в классах <text:s/><text:span text:style-name="T29">ClassicalMusic и RockMusic</text:span></text:p>
      <text:p text:style-name="P59"><text:span text:style-name="T29">класс </text:span><text:span text:style-name="T59">MusicPlayer</text:span><text:span text:style-name="T5"> создадим через конструктор </text:span></text:p>
      <text:p text:style-name="P61"><text:span text:style-name="T29"/></text:p>
      <text:p text:style-name="P61"><text:s/>И в Main <text:s/>следующие строки:</text:p>
      <text:p text:style-name="P61"><draw:frame text:anchor-type="paragraph" draw:z-index="13" draw:name="Фигура6" draw:style-name="gr9" draw:text-style-name="P150" svg:width="17.225cm" svg:height="2.966cm" svg:x="0.113cm" svg:y="0.138cm"><draw:text-box><text:p text:style-name="P147"><text:span text:style-name="T124">ClassPathXmlApplicationContext context </text:span><text:span text:style-name="T125">= </text:span><text:span text:style-name="T126">new </text:span><text:span text:style-name="T125">ClassPathXmlApplicationContext(</text:span><text:span text:style-name="T127">"applicationContext.xml" </text:span><text:span text:style-name="T125">);</text:span></text:p><text:p text:style-name="P148"><text:span text:style-name="T124">Music music </text:span><text:span text:style-name="T125">= </text:span><text:span text:style-name="T124">context</text:span><text:span text:style-name="T125">.getBean(</text:span><text:span text:style-name="T127">"songClassicalMusic"</text:span><text:span text:style-name="T125">, </text:span><text:span text:style-name="T124">Music</text:span><text:span text:style-name="T125">.</text:span><text:span text:style-name="T126">class </text:span><text:span text:style-name="T125">);</text:span></text:p><text:p text:style-name="P148"><text:span text:style-name="T124">MusicPlayer musicPlayer </text:span><text:span text:style-name="T125">= </text:span><text:span text:style-name="T126">new </text:span><text:span text:style-name="T125">MusicPlayer(</text:span><text:span text:style-name="T124">music</text:span><text:span text:style-name="T125">);</text:span></text:p><text:p text:style-name="P148"><text:span text:style-name="T124">musicPlayer</text:span><text:span text:style-name="T125">.playMusic();</text:span></text:p><text:p text:style-name="P149"><text:span text:style-name="T124">context</text:span><text:span text:style-name="T125">.close();</text:span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26"/>
      <text:p text:style-name="P120">Урок <text:span text:style-name="T98">10 <text:s/></text:span><text:span text:style-name="T99">Аннатация @</text:span><text:span text:style-name="T100">Autowired. Внедрение зависимости (Dependency Injection)</text:span></text:p>
      <text:p text:style-name="P49"><text:span text:style-name="T100"/></text:p>
      <text:p text:style-name="P106"><text:a xlink:type="simple" xlink:href="https://www.youtube.com/watch?v=KvyD2Vg4b1Q&amp;list=PLAma_mKffTOR5o0WNHnY0mTjKxnCgSXrZ&amp;index=10" text:style-name="Internet_20_link" text:visited-style-name="Visited_20_Internet_20_Link">https://www.youtube.com/watch?v=KvyD2Vg4b1Q&amp;list=PLAma_mKffTOR5o0WNHnY0mTjKxnCgSXrZ&amp;index=10</text:a></text:p>
      <text:p text:style-name="P106"/>
      <text:p text:style-name="P107">На этом уроке внедрим зависимость с помощью аннотации</text:p>
      <text:p text:style-name="P107"/>
      <text:p text:style-name="P107">Vмы больше не внедряем зависимость,Spring сам ищет подходящие бины и автоматически внедряет его <text:span text:style-name="T102">( с помощью рефлексии)</text:span>. </text:p>
      <text:p text:style-name="P107"/>
      <text:p text:style-name="P108">Как работает Аннотация <text:span text:style-name="T99">@</text:span><text:span text:style-name="T100">Autowired</text:span></text:p>
      <text:p text:style-name="P109"><text:span text:style-name="T98"><text:tab/>*S</text:span>pring сканирует <text:s/>все классы с аннотацией @<text:span text:style-name="T95">Component </text:span>и создает бины для этих классов</text:p>
      <text:p text:style-name="P109"><text:span text:style-name="T98"><text:tab/>*S</text:span>pring сканирует <text:s/>все Бины и проверяет, подходит ли хотябы один бин в качестве зависимости, гду еказана аннотация <text:span text:style-name="T95">@Autowired</text:span></text:p>
      <text:p text:style-name="P110"><text:span text:style-name="T100"/></text:p>
      <text:p text:style-name="P111"><text:tab/><text:tab/>-<text:span text:style-name="T102">Если находится один подходящий бин , он внедряется в качестве зависимости.</text:span></text:p>
      <text:p text:style-name="P61"><text:tab/><text:tab/><text:span text:style-name="T103">-</text:span><text:span text:style-name="T104">Если не подходит ни один бин — ошибка</text:span></text:p>
      <text:p text:style-name="P61"><text:tab/><text:tab/><text:span text:style-name="T105">-</text:span><text:span text:style-name="T106">Если несколько бинов подходит — Неоднозначность! (разберем позже)</text:span></text:p>
      <text:p text:style-name="P57"/>
      <text:p text:style-name="P82">Что мы сделаем на этом уроке?</text:p>
      <text:p text:style-name="P82"><text:tab/>Начем <text:s/>с претидушего примера.</text:p>
      <text:p text:style-name="P82">Внедрим зависимость через конструктор , сеттер и поле</text:p>
      <text:p text:style-name="P79">Разберем некоторые тонкости <text:span text:style-name="T57">@</text:span><text:span text:style-name="T58">Autowired </text:span><text:span text:style-name="T56">(приватные поля и т. п.)</text:span></text:p>
      <text:p text:style-name="P79"><text:span text:style-name="T56">Увидим ошибки когда спринг не находит бины для внедрения </text:span></text:p>
      <text:p text:style-name="P79"><text:span text:style-name="T56">Увидим проблему неоднозначности, когда несколько бинов подходят для внедрения</text:span></text:p>
      <text:p text:style-name="P82"><text:span text:style-name="T62"/></text:p>
      <text:p text:style-name="P83">Практика 6-39 <text:span text:style-name="T109">Внедрение зависимости по имени класса </text:span></text:p>
      <text:p text:style-name="P89"><text:span text:style-name="T99">@Component </text:span><text:span text:style-name="T101">на класс </text:span><text:span text:style-name="T77">MusicPlayer</text:span></text:p>
      <text:p text:style-name="P55">Д<text:span text:style-name="T45">ля того чтобы не было Неоднозначности, приведем Все для реализации <text:s/>Бина Классической музыки!</text:span></text:p>
      <text:p text:style-name="P68"><text:span text:style-name="T101">Изменения <text:s/>во всех 3х классах <text:s/></text:span><text:span text:style-name="T29">ClassicalMusic, MusicPlayer </text:span><text:span text:style-name="T30">и ExampleSpring —</text:span><text:span text:style-name="T31">получаем <text:s/>MusicPlayer, через контекст.</text:span></text:p>
      <text:p text:style-name="P140"><text:span text:style-name="T36">applicationContext.xml </text:span><text:span text:style-name="T37">без Изменеия!</text:span></text:p>
      <text:p text:style-name="P140"><text:span text:style-name="T37"/></text:p>
      <text:p text:style-name="P89"><text:span text:style-name="T30"><text:s/>Практика </text:span><text:span text:style-name="T31">9</text:span><text:span text:style-name="T30">-39 </text:span><text:span text:style-name="T33">Ошибка, когда не находит подходящего бина</text:span></text:p>
      <text:p text:style-name="P90"><text:span text:style-name="T30">Е</text:span><text:span text:style-name="T29">сли убе</text:span><text:span text:style-name="T3">рем </text:span><text:span text:style-name="T4">@Component <text:s/></text:span><text:span text:style-name="T3">у бина <text:s/></text:span><text:span text:style-name="T14">ClassicalMusic, то получим ошибку. В которой говорится что не находит подходящий Бин <text:s/>ClassicalMusic</text:span></text:p>
      <text:p text:style-name="P56"><text:span text:style-name="T29"><text:s/></text:span></text:p>
      <text:p text:style-name="P84"><text:span text:style-name="T30">Практика </text:span><text:span text:style-name="T31">10</text:span><text:span text:style-name="T30">-3</text:span><text:span text:style-name="T31">6 </text:span><text:span text:style-name="T33">Зависимость через Интерфейс</text:span></text:p>
      <text:p text:style-name="P93"><text:span text:style-name="T30">П</text:span><text:span text:style-name="T31">еределаем теперь <text:s/></text:span><text:span text:style-name="T7">MusicPlayer на Интерфейс. <text:s/>У ClassicalMusic убрана аннотация </text:span><text:span text:style-name="T15">@Component, </text:span><text:span text:style-name="T16">но есть у класса </text:span><text:span text:style-name="T14">RockMusic.</text:span></text:p>
      <text:p text:style-name="P94"><text:span text:style-name="T14">Все работает хорошо, через Интерфейс !</text:span></text:p>
      <text:p text:style-name="P90"><text:span text:style-name="T14"/></text:p>
      <text:p text:style-name="P48"/>
      <text:p text:style-name="P85"><text:span text:style-name="T30">Практика </text:span><text:span text:style-name="T31">10</text:span><text:span text:style-name="T30">-3</text:span><text:span text:style-name="T31">6 </text:span><text:span text:style-name="T33">неоднозначноя зависимость ошибка.</text:span></text:p>
      <text:p text:style-name="P91"><text:span text:style-name="T30">Е</text:span><text:span text:style-name="T29">сли </text:span><text:span text:style-name="T32">вернем </text:span><text:span text:style-name="T3"><text:s/></text:span><text:span text:style-name="T4">@Component <text:s/></text:span><text:span text:style-name="T3">у бина <text:s/></text:span><text:span text:style-name="T14">ClassicalMusic, то получим ошибку. </text:span></text:p>
      <text:p text:style-name="P95"><text:span text:style-name="T14">Так как получим неоднозначность.</text:span></text:p>
      <text:p text:style-name="P112"><text:span text:style-name="T46">No qualifying bean of type 'org.example.Music' available: expected single matching bean but found 2: classicalMusic,songRockMusic</text:span></text:p>
      <text:p text:style-name="P113"><text:span text:style-name="T17"/></text:p>
      <text:p text:style-name="P113"><text:span text:style-name="T17"/></text:p>
      <text:p text:style-name="P113"><text:soft-page-break/><text:span text:style-name="T17">Практика </text:span><text:span text:style-name="T16">1</text:span><text:span text:style-name="T18">2</text:span><text:span text:style-name="T17">-</text:span><text:span text:style-name="T18">25 </text:span><text:span text:style-name="T19">зависимость через Setter</text:span></text:p>
      <text:p text:style-name="P116"><text:span text:style-name="T8">еще раз </text:span><text:span text:style-name="T6"><text:s/>уберем </text:span><text:span text:style-name="T9">@Component <text:s/></text:span><text:span text:style-name="T6">у бина <text:s/>ClassicalMusic, </text:span><text:span text:style-name="T8">чтобы убрать ошибку неоднозначности.</text:span></text:p>
      <text:p text:style-name="P45"><text:span text:style-name="T47">Внедрение зависимости через Сеттер</text:span></text:p>
      <text:p text:style-name="P45"><text:span text:style-name="T48">MusicPlayer </text:span><text:span text:style-name="T47">изменяем на конструктор <text:s/>без параметра.</text:span></text:p>
      <text:p text:style-name="P46"><text:span text:style-name="T49">MusicPlayer </text:span><text:span text:style-name="T50">создаем сеттер , в который в качестве параметра <text:s/>прописываем Music <text:s text:c="2"/>и </text:span><text:span text:style-name="T107">@Autowired </text:span><text:span text:style-name="T108">переставляем на сеттер</text:span></text:p>
      <text:p text:style-name="P45"><text:span text:style-name="T47"><text:s/></text:span></text:p>
      <text:p text:style-name="P86"><text:span text:style-name="T17">Практика </text:span><text:span text:style-name="T16">1</text:span><text:span text:style-name="T19">3</text:span><text:span text:style-name="T17">-</text:span><text:span text:style-name="T19">53</text:span><text:span text:style-name="T18"> </text:span><text:span text:style-name="T19">зависимость через поле</text:span></text:p>
      <text:p text:style-name="P96">НЕ рекомендуется так делать. Работает и без Сеттер и без конструктора. </text:p>
      <text:p text:style-name="P96">Понимает, что необходимо <text:s/>внедрить зависимость по типу, через рефлексию.</text:p>
      <text:p text:style-name="P96"/>
      <text:p text:style-name="P87"><text:span text:style-name="T17">Практика </text:span><text:span text:style-name="T16">1</text:span><text:span text:style-name="T20">4</text:span><text:span text:style-name="T17">-</text:span><text:span text:style-name="T20">30</text:span><text:span text:style-name="T18"> </text:span><text:span text:style-name="T20">внедряем две зависимости</text:span></text:p>
      <text:p text:style-name="P92"><text:span text:style-name="T34">Возвращаем </text:span><text:span text:style-name="T32"><text:s/></text:span><text:span text:style-name="T3"><text:s/></text:span><text:span text:style-name="T4">@Component <text:s/></text:span><text:span text:style-name="T3">у бина <text:s/></text:span><text:span text:style-name="T14">ClassicalMusic, </text:span><text:span text:style-name="T21">У <text:s/>RockMusic он есть.</text:span></text:p>
      <text:p text:style-name="P69"><text:span text:style-name="T34">В </text:span><text:span text:style-name="T29">MusicPlayer </text:span><text:span text:style-name="T34">пишем конструктор с двумя пораметрами.</text:span></text:p>
      <text:p text:style-name="P97"><text:span text:style-name="T10">И </text:span><text:span text:style-name="T11">MusicPlayer</text:span><text:span text:style-name="T10">.</text:span><text:span text:style-name="T34">playMusic() выводим две строки.</text:span></text:p>
      <text:p text:style-name="P70"><text:span text:style-name="T34"/></text:p>
      <text:p text:style-name="P88"><text:span text:style-name="T17">Практика </text:span><text:span text:style-name="T16">1</text:span><text:span text:style-name="T22">6</text:span><text:span text:style-name="T17">-</text:span><text:span text:style-name="T22">10</text:span><text:span text:style-name="T18"> </text:span><text:span text:style-name="T22">Каскадное внедрение зависимостей</text:span></text:p>
      <text:p text:style-name="P115"><text:span text:style-name="T25">ClassicalMusic </text:span><text:span text:style-name="T26">и </text:span><text:span text:style-name="T27"><text:s/>RockMusic </text:span><text:span text:style-name="T26">внедряются в <text:s/></text:span><text:span text:style-name="T28">MusicPlayer</text:span></text:p>
      <text:p text:style-name="P117"><text:span text:style-name="T11">А MusicPlayer <text:s/></text:span><text:span text:style-name="T6">в свою очередь внедряется в Computer. (Все реализовано через конструкторы с параметрами)</text:span></text:p>
      <text:p text:style-name="P114"><text:span text:style-name="T22"/></text:p>
      <text:p text:style-name="P50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19"/>
      <text:p text:style-name="P48"/>
      <text:p text:style-name="P98">Урок 1 Spring Создание проекта</text:p>
      <text:p text:style-name="P48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97">https://www.youtube.com/watch?v=nLCYk1ySY_U&amp;list=PLAma_mKffTOR5o0WNHnY0mTjKxnCgSXrZ&amp;index=2</text:span></text:a></text:p>
      <text:p text:style-name="P48"/>
      <text:p text:style-name="P48">Создали проект — maven-archetype-webApp</text:p>
      <text:p text:style-name="P48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97">https://mvnrepository.com/artifact/org.springframework/spring-core/5.1.4.RELEASE</text:span></text:a></text:p>
      <text:p text:style-name="P48">https://mvnrepository.com/artifact/org.springframework/spring-beans/5.1.4.RELEASE</text:p>
      <text:p text:style-name="P48">https://mvnrepository.com/artifact/org.springframework/spring-context/5.1.4.RELEASE</text:p>
      <text:p text:style-name="P48"><draw:frame text:anchor-type="paragraph" draw:z-index="0" draw:name="Фигура1" draw:style-name="gr1" draw:text-style-name="P142" svg:width="17.569cm" svg:height="8.52cm" svg:x="-0.404cm" svg:y="0.198cm"><draw:text-box><text:p text:style-name="P141"><text:span text:style-name="T110">&lt;!-- https://mvnrepository.com/artifact/org.springframework/spring-core --&gt;</text:span><text:span text:style-name="T110"><text:line-break/></text:span><text:span text:style-name="T111">&lt;</text:span><text:span text:style-name="T112">dependency</text:span><text:span text:style-name="T111">&gt;</text:span><text:span text:style-name="T111"><text:line-break/></text:span><text:span text:style-name="T111"> <text:s/>&lt;</text:span><text:span text:style-name="T112">groupId</text:span><text:span text:style-name="T111">&gt;org.springframework&lt;/</text:span><text:span text:style-name="T112">groupId</text:span><text:span text:style-name="T111">&gt;</text:span><text:span text:style-name="T111"><text:line-break/></text:span><text:span text:style-name="T111"> <text:s/>&lt;</text:span><text:span text:style-name="T112">artifactId</text:span><text:span text:style-name="T111">&gt;spring-core&lt;/</text:span><text:span text:style-name="T112">artifactId</text:span><text:span text:style-name="T111">&gt;</text:span><text:span text:style-name="T111"><text:line-break/></text:span><text:span text:style-name="T111"> <text:s/>&lt;</text:span><text:span text:style-name="T112">version</text:span><text:span text:style-name="T111">&gt;5.1.4.RELEASE&lt;/</text:span><text:span text:style-name="T112">version</text:span><text:span text:style-name="T111">&gt;</text:span><text:span text:style-name="T111"><text:line-break/></text:span><text:span text:style-name="T111">&lt;/</text:span><text:span text:style-name="T112">dependency</text:span><text:span text:style-name="T111">&gt;</text:span><text:span text:style-name="T111"><text:line-break/></text:span><text:span text:style-name="T111"><text:line-break/></text:span><text:span text:style-name="T110">&lt;!-- https://mvnrepository.com/artifact/org.springframework/spring-beans --&gt;</text:span><text:span text:style-name="T110"><text:line-break/></text:span><text:span text:style-name="T111">&lt;</text:span><text:span text:style-name="T112">dependency</text:span><text:span text:style-name="T111">&gt;</text:span><text:span text:style-name="T111"><text:line-break/></text:span><text:span text:style-name="T111"> <text:s/>&lt;</text:span><text:span text:style-name="T112">groupId</text:span><text:span text:style-name="T111">&gt;org.springframework&lt;/</text:span><text:span text:style-name="T112">groupId</text:span><text:span text:style-name="T111">&gt;</text:span><text:span text:style-name="T111"><text:line-break/></text:span><text:span text:style-name="T111"> <text:s/>&lt;</text:span><text:span text:style-name="T112">artifactId</text:span><text:span text:style-name="T111">&gt;spring-beans&lt;/</text:span><text:span text:style-name="T112">artifactId</text:span><text:span text:style-name="T111">&gt;</text:span><text:span text:style-name="T111"><text:line-break/></text:span><text:span text:style-name="T111"> <text:s/>&lt;</text:span><text:span text:style-name="T112">version</text:span><text:span text:style-name="T111">&gt;5.1.4.RELEASE&lt;/</text:span><text:span text:style-name="T112">version</text:span><text:span text:style-name="T111">&gt;</text:span><text:span text:style-name="T111"><text:line-break/></text:span><text:span text:style-name="T111">&lt;/</text:span><text:span text:style-name="T112">dependency</text:span><text:span text:style-name="T111">&gt;</text:span><text:span text:style-name="T111"><text:line-break/></text:span><text:span text:style-name="T111"><text:line-break/></text:span><text:span text:style-name="T110">&lt;!-- https://mvnrepository.com/artifact/org.springframework/spring-context --&gt;</text:span><text:span text:style-name="T110"><text:line-break/></text:span><text:span text:style-name="T111">&lt;</text:span><text:span text:style-name="T112">dependency</text:span><text:span text:style-name="T111">&gt;</text:span><text:span text:style-name="T111"><text:line-break/></text:span><text:span text:style-name="T111"> <text:s/>&lt;</text:span><text:span text:style-name="T112">groupId</text:span><text:span text:style-name="T111">&gt;org.springframework&lt;/</text:span><text:span text:style-name="T112">groupId</text:span><text:span text:style-name="T111">&gt;</text:span><text:span text:style-name="T111"><text:line-break/></text:span><text:span text:style-name="T111"> <text:s/>&lt;</text:span><text:span text:style-name="T112">artifactId</text:span><text:span text:style-name="T111">&gt;spring-context&lt;/</text:span><text:span text:style-name="T112">artifactId</text:span><text:span text:style-name="T111">&gt;</text:span><text:span text:style-name="T111"><text:line-break/></text:span><text:span text:style-name="T111"> <text:s/>&lt;</text:span><text:span text:style-name="T112">version</text:span><text:span text:style-name="T111">&gt;5.1.4.RELEASE&lt;/</text:span><text:span text:style-name="T112">version</text:span><text:span text:style-name="T111">&gt;</text:span><text:span text:style-name="T111"><text:line-break/></text:span><text:span text:style-name="T111">&lt;/</text:span><text:span text:style-name="T112">dependency</text:span><text:span text:style-name="T111">&gt;</text:span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В main создана структура папок </text:p>
      <text:p text:style-name="P48"/>
      <text:p text:style-name="P48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файл конфигурации Spring <text:s/>applicationContext.xml</text:p>
      <text:p text:style-name="P48"><draw:frame text:anchor-type="paragraph" draw:z-index="2" draw:name="Фигура2" draw:style-name="gr2" draw:text-style-name="P142" svg:width="17.543cm" svg:height="6.167cm" svg:x="0.046cm" svg:y="0.386cm"><draw:text-box><text:p text:style-name="P141"><text:span text:style-name="T113">&lt;?</text:span><text:span text:style-name="T114">xml version</text:span><text:span text:style-name="T115">="1.0" </text:span><text:span text:style-name="T114">encoding</text:span><text:span text:style-name="T115">="UTF-8"</text:span><text:span text:style-name="T113">?&gt;</text:span><text:span text:style-name="T113"><text:line-break/></text:span><text:span text:style-name="T111">&lt;</text:span><text:span text:style-name="T112">beans <text:s/></text:span><text:span text:style-name="T114">xmlns</text:span><text:span text:style-name="T115">="http://www.springframework.org/schema/beans"</text:span><text:span text:style-name="T115"><text:line-break/></text:span><text:span text:style-name="T115"> <text:s text:c="7"/></text:span><text:span text:style-name="T114">xmlns:</text:span><text:span text:style-name="T116">xsi</text:span><text:span text:style-name="T115">="http://www.w3.org/2001/XMLSchema-instance"</text:span><text:span text:style-name="T115"><text:line-break/></text:span><text:span text:style-name="T115"> <text:s text:c="7"/></text:span><text:span text:style-name="T114">xmlns:</text:span><text:span text:style-name="T116">context</text:span><text:span text:style-name="T115">="http://www.springframework.org/schema/context"</text:span><text:span text:style-name="T115"><text:line-break/></text:span><text:span text:style-name="T115"> <text:s text:c="7"/></text:span><text:span text:style-name="T116">xsi</text:span><text:span text:style-name="T114">:schemaLocation</text:span><text:span text:style-name="T115">="http://www.springframework.org/schema/beans</text:span><text:span text:style-name="T115"><text:line-break/></text:span><text:span text:style-name="T115"> <text:s text:c="7"/>http://www.springframework.org/schema/beans/spring-beans.xsd</text:span><text:span text:style-name="T115"><text:line-break/></text:span><text:span text:style-name="T115"> <text:s text:c="7"/>http://www.springframework.org/schema/context</text:span><text:span text:style-name="T115"><text:line-break/></text:span><text:span text:style-name="T115"> <text:s text:c="7"/>http://www.springframework.org/schema/context/spring-context.xsd"</text:span><text:span text:style-name="T111">&gt;</text:span><text:span text:style-name="T111"><text:line-break/></text:span><text:span text:style-name="T111"><text:line-break/></text:span><text:span text:style-name="T111"> <text:s text:c="3"/>&lt;</text:span><text:span text:style-name="T112">bean </text:span><text:span text:style-name="T114">id</text:span><text:span text:style-name="T115">="firstBean"</text:span><text:span text:style-name="T115"><text:line-break/></text:span><text:span text:style-name="T115"> <text:s text:c="9"/></text:span><text:span text:style-name="T114">class</text:span><text:span text:style-name="T115">="org.example.FirstBean"</text:span><text:span text:style-name="T111">&gt;</text:span><text:span text:style-name="T111"><text:line-break/></text:span><text:span text:style-name="T111"> <text:s text:c="7"/>&lt;</text:span><text:span text:style-name="T112">constructor-arg </text:span><text:span text:style-name="T114">value</text:span><text:span text:style-name="T115">="Neil"</text:span><text:span text:style-name="T111">/&gt;</text:span><text:span text:style-name="T111"><text:line-break/></text:span><text:span text:style-name="T111"> <text:s text:c="3"/>&lt;/</text:span><text:span text:style-name="T112">bean</text:span><text:span text:style-name="T111">&gt;</text:span><text:span text:style-name="T111"><text:line-break/></text:span><text:span text:style-name="T111"><text:line-break/></text:span><text:span text:style-name="T111">&lt;/</text:span><text:span text:style-name="T112">beans</text:span><text:span text:style-name="T111">&gt;</text:span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И два класса</text:p>
      <text:p text:style-name="P48">класс запуска ExampleSpring</text:p>
      <text:p text:style-name="P48">И <text:span text:style-name="T1">файл бин — </text:span>FirstBean</text:p>
      <text:p text:style-name="P48"/>
      <text:p text:style-name="P48"/>
      <text:p text:style-name="P119"/>
      <text:p text:style-name="P62">Урок 4</text:p>
      <text:p text:style-name="P5">Инверсия управления Inversion of Control</text:p>
      <text:p text:style-name="P118"><text:a xlink:type="simple" xlink:href="https://www.youtube.com/watch?v=Ns0IxBXDbWw&amp;list=PLAma_mKffTOR5o0WNHnY0mTjKxnCgSXrZ&amp;index=4" text:style-name="Internet_20_link" text:visited-style-name="Visited_20_Internet_20_Link"><text:span text:style-name="T35">https://www.youtube.com/watch?v=Ns0IxBXDbWw&amp;list=PLAma_mKffTOR5o0WNHnY0mTjKxnCgSXrZ&amp;index=4</text:span></text:a></text:p>
      <text:p text:style-name="P5"/>
      <text:p text:style-name="P66"><text:span text:style-name="T38">* </text:span><text:span text:style-name="T42">Inversion of Control <text:s/>- </text:span><text:span text:style-name="T43">паттерн для передачи контроля контейнеру. За создание конкретных объектов ответственен не сами объекты, а IoC контейнер.</text:span></text:p>
      <text:p text:style-name="P67">* Dependency Injection — внедрение объекта в другой объектам</text:p>
      <text:p text:style-name="P6">* IoC контейнеру</text:p>
      <text:p text:style-name="P27"/>
      <text:p text:style-name="P7">Bean — это простой Java объектам</text:p>
      <text:p text:style-name="P7">Когда Java объекиты создаются с помощью Spring-а <text:s/>они называются бинами (beans)</text:p>
      <text:p text:style-name="P7">Бины создаются из java классов (так же как и обычные объекты)</text:p>
      <text:p text:style-name="P7"/>
      <text:p text:style-name="P8">Spring можно конфигурировать с помощью :</text:p>
      <text:p text:style-name="P8"><text:tab/>* XMLфайла </text:p>
      <text:p text:style-name="P8"><text:tab/>* Java аннотаций</text:p>
      <text:p text:style-name="P8"><text:tab/>* и Java кода </text:p>
      <text:p text:style-name="P8"/>
      <text:p text:style-name="P11">Практика 13-34</text:p>
      <text:p text:style-name="P12">РокМузыки <text:span text:style-name="T54">создаем Spring-ом <text:s/>через </text:span><text:s/>applicationContext.xml <text:s/></text:p>
      <text:p text:style-name="P12">И внедряем <text:span text:style-name="T54">его в </text:span>MusicPlayer в файле ExampleSpring <text:span text:style-name="T54">в строке </text:span></text:p>
      <text:p text:style-name="P133">MusicPlayer player = new MusicPlayer(<text:span text:style-name="T51">music</text:span>);</text:p>
      <text:p text:style-name="P13"/>
      <text:p text:style-name="P13"/>
      <text:p text:style-name="P123"/>
      <text:p text:style-name="P11"/>
      <text:p text:style-name="P63">Урок <text:span text:style-name="T53">5</text:span></text:p>
      <text:p text:style-name="P2">Внедрение зависимости <text:s/>Dependency Injection (DI) Введение </text:p>
      <text:p text:style-name="P2"><text:a xlink:type="simple" xlink:href="https://www.youtube.com/watch?v=MjnVZgMnTT0&amp;list=PLAma_mKffTOR5o0WNHnY0mTjKxnCgSXrZ&amp;index=5" text:style-name="Internet_20_link" text:visited-style-name="Visited_20_Internet_20_Link"><text:span text:style-name="T97">https://www.youtube.com/watch?v=MjnVZgMnTT0&amp;list=PLAma_mKffTOR5o0WNHnY0mTjKxnCgSXrZ&amp;index=5</text:span></text:a></text:p>
      <text:p text:style-name="P2"/>
      <text:p text:style-name="P31">типичные шаги в работе со Sping-ом</text:p>
      <text:p text:style-name="P31">Создание Java классов (будушие бины)</text:p>
      <text:p text:style-name="P31">Создаем и связываем бины с помощью Spring (анотации, XML или Java код)</text:p>
      <text:p text:style-name="P31">При использовании , все объекты <text:s/>(бины ) беруться из контейнера Spring</text:p>
      <text:p text:style-name="P31"/>
      <text:p text:style-name="P31">Способы внедрения зависимости </text:p>
      <text:p text:style-name="P31">- через конструктор</text:p>
      <text:p text:style-name="P31">- через Setter</text:p>
      <text:p text:style-name="P31">- Есть множество конфигураций того как внедрять <text:s/>(scop, <text:span text:style-name="T55">init-metod, destroy-metod, </text:span>factory method и тд)</text:p>
      <text:p text:style-name="P31">- Процесс внедрения можно автоматизировать (Autowiring)</text:p>
      <text:p text:style-name="P31"/>
      <text:p text:style-name="P3">Практика <text:s/>3,11</text:p>
      <text:p text:style-name="P14">РокМузыки <text:span text:style-name="T54">создаем Spring-ом <text:s/>через </text:span><text:s/>applicationContext.xml <text:s/></text:p>
      <text:p text:style-name="P14">MusicPlayer <text:span text:style-name="T54">создаем Spring-ом <text:s/>через </text:span><text:s/>applicationContext.xml <text:s/><text:span text:style-name="T55">и внего передается аргумент</text:span></text:p>
      <text:p text:style-name="P44"><text:span text:style-name="T40">чере</text:span><text:span text:style-name="T39">з тег </text:span><text:span text:style-name="T52">&lt;constructor-arg ref="musicBean"/&gt;</text:span></text:p>
      <text:p text:style-name="P14">Нам лищб остается взять MusicPlayer player из Контекста и запустить метод playMusic();</text:p>
      <text:p text:style-name="P134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135">player.playMusic();</text:p>
      <text:p text:style-name="P138">Это была реализация <text:s/>внедрения <text:s/>с помощью конструктора</text:p>
      <text:p text:style-name="P136"/>
      <text:p text:style-name="P35"/>
      <text:p text:style-name="P124"/>
      <text:p text:style-name="P64">Урок <text:span text:style-name="T75">6</text:span></text:p>
      <text:p text:style-name="P29">Внедрение зависимости <text:s/>Dependency Injection (DI) <text:span text:style-name="T55">часть2</text:span> </text:p>
      <text:p text:style-name="P3"><text:a xlink:type="simple" xlink:href="https://www.youtube.com/watch?v=dBxRmUH3Af8&amp;list=PLAma_mKffTOR5o0WNHnY0mTjKxnCgSXrZ&amp;index=6" text:style-name="Internet_20_link" text:visited-style-name="Visited_20_Internet_20_Link"><text:span text:style-name="T97">https://www.youtube.com/watch?v=dBxRmUH3Af8&amp;list=PLAma_mKffTOR5o0WNHnY0mTjKxnCgSXrZ&amp;index=6</text:span></text:a></text:p>
      <text:p text:style-name="P3"/>
      <text:p text:style-name="P37">На этом уроке внедрим зависимость с помощью Setter</text:p>
      <text:p text:style-name="P37">И недрим зависимости из внешнего файла</text:p>
      <text:p text:style-name="P32">- Есть множество конфигураций того как внедрять <text:s/>(scop, <text:span text:style-name="T55">init-metod, destroy-metod, </text:span>factory method и тд)</text:p>
      <text:p text:style-name="P32"/>
      <text:p text:style-name="P9"><text:span text:style-name="T75">Можно внедрять <text:s/>серез </text:span>:</text:p>
      <text:p text:style-name="P9"><text:tab/>* XMLфайла </text:p>
      <text:p text:style-name="P9"><text:tab/>* Java аннотаций</text:p>
      <text:p text:style-name="P9"><text:tab/>* и Java кода </text:p>
      <text:p text:style-name="P32">- Процесс внедрения можно автоматизировать (Autowiring)</text:p>
      <text:p text:style-name="P32"/>
      <text:p text:style-name="P38">Внедрение зависимости через сеттер</text:p>
      <text:p text:style-name="P15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38"/>
      <text:p text:style-name="P38">Другими словами: Реализация DI через конструктор :</text:p>
      <text:p text:style-name="P38"/>
      <text:p text:style-name="P130"><text:span text:style-name="T63">public </text:span><text:span text:style-name="T76">MusicPlayer</text:span>(<text:span text:style-name="T2">Music </text:span>music) {</text:p>
      <text:p text:style-name="P125"><text:s text:c="4"/><text:span text:style-name="T63">this</text:span>.<text:span text:style-name="T72">music </text:span>= music;</text:p>
      <text:p text:style-name="P125"><text:s text:c="4"/><text:span text:style-name="T2">System</text:span>.<text:span text:style-name="T74">out</text:span>.println(<text:span text:style-name="T65">"implement MusicPlayer"</text:span>);</text:p>
      <text:p text:style-name="P125">}</text:p>
      <text:p text:style-name="P125"/>
      <text:p text:style-name="P38"><text:span text:style-name="T78">Для р</text:span>еализация DI через setter <text:span text:style-name="T80">необходи конструктор без параметров и <text:s/>сеттреы и геттеры для соответствующего параметра</text:span><text:span text:style-name="T79">:</text:span></text:p>
      <text:p text:style-name="P132"><text:span text:style-name="T63">public </text:span><text:span text:style-name="T76">MusicPlayer</text:span>() {</text:p>
      <text:p text:style-name="P127"><text:s text:c="8"/><text:span text:style-name="T2">System</text:span>.<text:span text:style-name="T74">out</text:span>.println(<text:span text:style-name="T65">"</text:span><text:span text:style-name="T67">Инициализация объекта без параметра</text:span><text:span text:style-name="T65">"</text:span>);</text:p>
      <text:p text:style-name="P132">}</text:p>
      <text:p text:style-name="P137">И зависимость внедряем через м<text:span text:style-name="T61">етод </text:span><text:span text:style-name="T60">S</text:span><text:span text:style-name="T61">et</text:span></text:p>
      <text:p text:style-name="P131">public void setMusic(Music music) {</text:p>
      <text:p text:style-name="P125"><text:s text:c="4"/><text:span text:style-name="T63">this</text:span>.<text:span text:style-name="T72">music </text:span>= music;</text:p>
      <text:p text:style-name="P125">}</text:p>
      <text:p text:style-name="P125"/>
      <text:p text:style-name="P128">В конфигурарационном запуск этих методов будет <text:span text:style-name="T85">выгладить</text:span> <text:s/>следующим образом:</text:p>
      <text:p text:style-name="P129">Через конструктор:</text:p>
      <text:p text:style-name="P128"><draw:frame text:anchor-type="paragraph" draw:z-index="3" draw:name="Фигура3" draw:style-name="gr3" draw:text-style-name="P142" svg:width="13.627cm" svg:height="1.853cm" svg:x="-0.152cm" svg:y="0.201cm"><draw:text-box><text:p text:style-name="P141"><text:span text:style-name="T111">&lt;</text:span><text:span text:style-name="T112">bean </text:span><text:span text:style-name="T114">id</text:span><text:span text:style-name="T115">="musicPlayer"</text:span><text:span text:style-name="T115"><text:line-break/></text:span><text:span text:style-name="T115"> <text:s text:c="5"/></text:span><text:span text:style-name="T114">class</text:span><text:span text:style-name="T115">="org.example.MusicPlayer" </text:span><text:span text:style-name="T111">&gt;</text:span><text:span text:style-name="T111"><text:line-break/></text:span><text:span text:style-name="T111"> <text:s text:c="3"/>&lt;</text:span><text:span text:style-name="T112">constructor-arg </text:span><text:span text:style-name="T114">ref</text:span><text:span text:style-name="T115">="musicBean"</text:span><text:span text:style-name="T111">/&gt;</text:span><text:span text:style-name="T111"><text:line-break/></text:span><text:span text:style-name="T111">&lt;/</text:span><text:span text:style-name="T112">bean</text:span><text:span text:style-name="T111">&gt;</text:span></text:p></draw:text-box></draw:frame></text:p>
      <text:p text:style-name="P38"/>
      <text:p text:style-name="P37"/>
      <text:p text:style-name="P3"/>
      <text:p text:style-name="P3"/>
      <text:p text:style-name="P39">Через Setter</text:p>
      <text:p text:style-name="P31"><draw:frame text:anchor-type="paragraph" draw:z-index="4" draw:name="Фигура3" draw:style-name="gr3" draw:text-style-name="P142" svg:width="13.627cm" svg:height="1.853cm" svg:x="0.034cm" svg:y="0.425cm"><draw:text-box><text:p><text:span text:style-name="T111">&lt;</text:span><text:span text:style-name="T112">bean </text:span><text:span text:style-name="T114">id</text:span><text:span text:style-name="T115">="musicPlayer"</text:span><text:span text:style-name="T115"><text:line-break/></text:span><text:span text:style-name="T115"> <text:s text:c="5"/></text:span><text:span text:style-name="T114">class</text:span><text:span text:style-name="T115">="org.example.MusicPlayer" </text:span><text:span text:style-name="T111">&gt;</text:span><text:span text:style-name="T111"><text:line-break/></text:span><text:span text:style-name="T111"> <text:s text:c="3"/>&lt;property name=“music“</text:span><text:span text:style-name="T112"> </text:span><text:span text:style-name="T114">ref</text:span><text:span text:style-name="T115">="musicBean"</text:span><text:span text:style-name="T111">/&gt;</text:span><text:span text:style-name="T111"><text:line-break/></text:span><text:span text:style-name="T111">&lt;/</text:span><text:span text:style-name="T112">bean</text:span><text:span text:style-name="T111">&gt;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40">Main будет выглядеть следующим образом:</text:p>
      <text:p text:style-name="P40"><draw:frame text:anchor-type="paragraph" draw:z-index="5" draw:name="Фигура4" draw:style-name="gr4" draw:text-style-name="P143" svg:width="17.701cm" svg:height="5.345cm" svg:x="-0.404cm" svg:y="0.418cm"><draw:text-box><text:p text:style-name="P141"><text:span text:style-name="T112">public static void </text:span><text:span text:style-name="T117">main</text:span><text:span text:style-name="T111">(</text:span><text:span text:style-name="T118">String</text:span><text:span text:style-name="T111">[] args) {</text:span><text:span text:style-name="T111"><text:line-break/></text:span><text:span text:style-name="T111"> <text:s text:c="7"/></text:span><text:span text:style-name="T118">ClassPathXmlApplicationContext context </text:span><text:span text:style-name="T111">= </text:span><text:span text:style-name="T112">new </text:span><text:span text:style-name="T111">ClassPathXmlApplicationContext(</text:span><text:span text:style-name="T115">"applicationContext.xml"</text:span><text:span text:style-name="T111">);</text:span><text:span text:style-name="T111"><text:line-break/></text:span><text:span text:style-name="T110">// <text:s text:c="7"/>Music music = context.getBean("musicBean", Music.class); // Эта строчка не нужна, так как </text:span><text:span text:style-name="T110">в тексте программы мы не <text:s/>будем обращаться к конкретному объекту , Инициализация </text:span><text:span text:style-name="T110">пройдет за кулисами.</text:span><text:span text:style-name="T110"><text:line-break/></text:span><text:span text:style-name="T110"><text:line-break/></text:span><text:span text:style-name="T110"> <text:s text:c="7"/></text:span><text:span text:style-name="T118">MusicPlayer player </text:span><text:span text:style-name="T111">= </text:span><text:span text:style-name="T118">context</text:span><text:span text:style-name="T111">.getBean(</text:span><text:span text:style-name="T115">"musicPlayer"</text:span><text:span text:style-name="T111">, </text:span><text:span text:style-name="T118">MusicPlayer</text:span><text:span text:style-name="T111">.</text:span><text:span text:style-name="T112">class</text:span><text:span text:style-name="T111">); </text:span><text:span text:style-name="T110">// без изменений.</text:span><text:span text:style-name="T110"><text:line-break/></text:span><text:span text:style-name="T110">// <text:s text:c="7"/>player.setMusic(music); - эта строка не нужна, так как <text:s/>метод setMusic(Music music) </text:span><text:span text:style-name="T110">запускается <text:s/>из файла applucationContext.xml - строка <text:s/>16, за кулисами.</text:span><text:span text:style-name="T110"><text:line-break/></text:span><text:span text:style-name="T110"> <text:s text:c="7"/></text:span><text:span text:style-name="T118">player</text:span><text:span text:style-name="T111">.playMusic();</text:span><text:span text:style-name="T111"><text:line-break/></text:span><text:span text:style-name="T111"> <text:s text:c="7"/></text:span><text:span text:style-name="T118">context</text:span><text:span text:style-name="T111">.close();</text:span><text:span text:style-name="T111"><text:line-break/></text:span><text:span text:style-name="T111"> <text:s text:c="3"/>}</text:span></text:p></draw:text-box></draw:frame></text:p>
      <text:p text:style-name="P40"/>
      <text:p text:style-name="P40"/>
      <text:p text:style-name="P40"/>
      <text:p text:style-name="P40"/>
      <text:p text:style-name="P40"/>
      <text:p text:style-name="P2"/>
      <text:p text:style-name="P2"/>
      <text:p text:style-name="P11"/>
      <text:p text:style-name="P71"/>
      <text:p text:style-name="P71"/>
      <text:p text:style-name="P71"/>
      <text:p text:style-name="P71"/>
      <text:p text:style-name="P53">внедрение простых значений</text:p>
      <text:p text:style-name="P72"/>
      <text:p text:style-name="P72">До этого мы пере<text:span text:style-name="T86">д</text:span>авали и внедряли ссылочные значения</text:p>
      <text:p text:style-name="P72"><draw:frame text:anchor-type="paragraph" draw:z-index="7" draw:name="Фигура3" draw:style-name="gr5" draw:text-style-name="P142" svg:width="13.627cm" svg:height="2.468cm" svg:x="-0.046cm" svg:y="0.245cm"><draw:text-box><text:p text:style-name="P141"><text:span text:style-name="T111">Запись через сеттеры ссылочные значеня:</text:span></text:p><text:p text:style-name="P141"><text:span text:style-name="T119"><text:tab/></text:span><text:span text:style-name="T119">&lt;property name=“music“</text:span><text:span text:style-name="T120"> </text:span><text:span text:style-name="T121">ref</text:span><text:span text:style-name="T122">="musicBean"</text:span><text:span text:style-name="T119">/&gt;</text:span></text:p><text:p text:style-name="P141"><text:span text:style-name="T119"/></text:p><text:p text:style-name="P141"><text:span text:style-name="T119">Здесь через конструктор ссылочные значения</text:span></text:p><text:p text:style-name="P141"><text:span text:style-name="T119"><text:tab/></text:span><text:span text:style-name="T119">&lt;</text:span><text:span text:style-name="T120">constructor-arg </text:span><text:span text:style-name="T121">ref</text:span><text:span text:style-name="T122">="musicBean"</text:span><text:span text:style-name="T119">/&gt;</text:span></text:p><text:p text:style-name="P141"><text:span text:style-name="T111"/></text:p></draw:text-box></draw:frame></text:p>
      <text:p text:style-name="P72"/>
      <text:p text:style-name="P72"/>
      <text:p text:style-name="P72"/>
      <text:p text:style-name="P72"/>
      <text:p text:style-name="P72"/>
      <text:p text:style-name="P73">в соответствующем Бине болжны быть поля <text:s/>и сеттреы для них</text:p>
      <text:p text:style-name="P73">private String name;</text:p>
      <text:p text:style-name="P73">private int volume;</text:p>
      <text:p text:style-name="P73"><draw:frame text:anchor-type="paragraph" draw:z-index="6" draw:name="Фигура3" draw:style-name="gr3" draw:text-style-name="P142" svg:width="13.627cm" svg:height="1.853cm" svg:x="-0.046cm" svg:y="0.409cm"><draw:text-box><text:p text:style-name="P141"><text:span text:style-name="T111">Запись через сеттеры простых значений:</text:span></text:p><text:p text:style-name="P141"><text:span text:style-name="T119"><text:tab/></text:span><text:span text:style-name="T119">&lt;property name=“name“</text:span><text:span text:style-name="T120"> </text:span><text:span text:style-name="T121">value</text:span><text:span text:style-name="T122">="Some name"</text:span><text:span text:style-name="T119">/&gt;</text:span></text:p><text:p text:style-name="P141"><text:span text:style-name="T119"><text:tab/></text:span><text:span text:style-name="T119">&lt;property name=“volume“</text:span><text:span text:style-name="T120"> </text:span><text:span text:style-name="T121">value</text:span><text:span text:style-name="T122">="50"</text:span><text:span text:style-name="T119">/&gt;</text:span></text:p><text:p text:style-name="P141"><text:span text:style-name="T111"/></text:p></draw:text-box></draw:frame></text:p>
      <text:p text:style-name="P72"/>
      <text:p text:style-name="P72"/>
      <text:p text:style-name="P72"/>
      <text:p text:style-name="P72"/>
      <text:p text:style-name="P54">Внедрение значения из внешнего файла</text:p>
      <text:p text:style-name="P74">Создаем файл : musicPlayer.properties</text:p>
      <text:p text:style-name="P74"><draw:frame text:anchor-type="paragraph" draw:z-index="8" draw:name="Фигура3" draw:style-name="gr6" draw:text-style-name="P142" svg:width="13.627cm" svg:height="1.235cm" svg:x="-0.046cm" svg:y="0.409cm"><draw:text-box><text:p text:style-name="P141"><text:span text:style-name="T119"><text:s text:c="2"/></text:span><text:span text:style-name="T119">musicPlayer.name=Some Name</text:span></text:p><text:p text:style-name="P141"><text:span text:style-name="T119"><text:s text:c="2"/></text:span><text:span text:style-name="T119">musicPlayer.volume=60</text:span></text:p><text:p text:style-name="P141"><text:span text:style-name="T111"/></text:p></draw:text-box></draw:frame></text:p>
      <text:p text:style-name="P74"/>
      <text:p text:style-name="P74"/>
      <text:p text:style-name="P74"/>
      <text:p text:style-name="P80"><text:span text:style-name="T81">Этот файл <text:s/>внедряем (импортируем ) </text:span><text:span text:style-name="T68">applicationContext.xml</text:span></text:p>
      <text:p text:style-name="P99"><draw:frame text:anchor-type="paragraph" draw:z-index="10" draw:name="Фигура3" draw:style-name="gr6" draw:text-style-name="P142" svg:width="17.278cm" svg:height="1.235cm" svg:x="0.086cm" svg:y="0.342cm"><draw:text-box><text:p><text:span text:style-name="T119"><text:tab/></text:span><text:span text:style-name="T119">&lt;context:property-placeholder location=“classpath:</text:span><text:span text:style-name="T122">musicPlayer.properties"</text:span><text:span text:style-name="T119">/&gt;</text:span></text:p><text:p text:style-name="P141"><text:span text:style-name="T111"/></text:p></draw:text-box></draw:frame></text:p>
      <text:p text:style-name="P99"/>
      <text:p text:style-name="P76"/>
      <text:p text:style-name="P76"/>
      <text:p text:style-name="P81"><text:span text:style-name="T69">и дальше по тексту <text:s/></text:span><text:span text:style-name="T70">applicationContext.xml </text:span><text:span text:style-name="T71">добавляем в нужном месте сами значения.</text:span></text:p>
      <text:p text:style-name="P101"><draw:frame text:anchor-type="paragraph" draw:z-index="9" draw:name="Фигура3" draw:style-name="gr6" draw:text-style-name="P142" svg:width="13.627cm" svg:height="1.235cm" svg:x="-0.046cm" svg:y="0.265cm"><draw:text-box><text:p text:style-name="P141"><text:span text:style-name="T119"><text:tab/></text:span><text:span text:style-name="T119">&lt;property name=“name“</text:span><text:span text:style-name="T120"> </text:span><text:span text:style-name="T121">value</text:span><text:span text:style-name="T122">="${</text:span><text:span text:style-name="T119">musicPlayer.name}</text:span><text:span text:style-name="T122">"</text:span><text:span text:style-name="T119">/&gt;</text:span></text:p><text:p text:style-name="P141"><text:span text:style-name="T119"><text:tab/></text:span><text:span text:style-name="T119">&lt;property name=“volume“</text:span><text:span text:style-name="T120"> </text:span><text:span text:style-name="T121">value</text:span><text:span text:style-name="T122">="${</text:span><text:span text:style-name="T119">musicPlayer.volue}</text:span><text:span text:style-name="T122">"</text:span><text:span text:style-name="T119">/&gt;</text:span></text:p><text:p text:style-name="P141"><text:span text:style-name="T111"/></text:p></draw:text-box></draw:frame></text:p>
      <text:p text:style-name="P76"/>
      <text:p text:style-name="P74"/>
      <text:p text:style-name="P74"/>
      <text:p text:style-name="P75"/>
      <text:p text:style-name="P100"/>
      <text:p text:style-name="P74"/>
      <text:p text:style-name="P54"/>
      <text:p text:style-name="P54"><text:soft-page-break/></text:p>
      <text:p text:style-name="P73">Если не хотим </text:p>
      <text:p text:style-name="P73">Практика 4-45</text:p>
      <text:p text:style-name="P73"><text:s/><text:span text:style-name="T87">Внедрение зависимости через сеттеры простых значений</text:span></text:p>
      <text:p text:style-name="P73"/>
      <text:p text:style-name="P77">13-33 </text:p>
      <text:p text:style-name="P77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77"/>
      <text:p text:style-name="P78"/>
      <text:p text:style-name="P73"/>
      <text:p text:style-name="P72"/>
      <text:p text:style-name="P72"/>
      <text:p text:style-name="P72"/>
      <text:p text:style-name="P72"><text:line-break/></text:p>
      <text:p text:style-name="P121"/>
      <text:p text:style-name="P72"/>
      <text:p text:style-name="P65">Урок <text:span text:style-name="T88">7</text:span></text:p>
      <text:p text:style-name="P30"><text:span text:style-name="T88">Bean scope (область видимостм бинов)</text:span> </text:p>
      <text:p text:style-name="P36">https://www.youtube.com/watch?v=IcwWPjeBpFU&amp;list=PLAma_mKffTOR5o0WNHnY0mTjKxnCgSXrZ&amp;index=7</text:p>
      <text:p text:style-name="P72"/>
      <text:p text:style-name="P33">Способы внедрения зависимости </text:p>
      <text:p text:style-name="P103">- через конструктор <text:span text:style-name="T88">(пройдено)</text:span></text:p>
      <text:p text:style-name="P103">- через Setter <text:span text:style-name="T88">(пройдено)</text:span></text:p>
      <text:p text:style-name="P103"><text:tab/>- <text:span text:style-name="T88">Можем внедрять ссылочные значения или простые значения</text:span></text:p>
      <text:p text:style-name="P103"><text:tab/>- <text:span text:style-name="T88">Можем внедрять значения из внешнего файла</text:span></text:p>
      <text:p text:style-name="P16"/>
      <text:p text:style-name="P16">- <text:span text:style-name="T88">У бинов е</text:span>сть множество конфигураций <text:s/>(<text:span text:style-name="T89">sco</text:span><text:span text:style-name="T90">pe</text:span>, <text:span text:style-name="T55">init-metod, destroy-metod, </text:span>factory method и тд)</text:p>
      <text:p text:style-name="P10"><text:span text:style-name="T75">- Можно внедрять <text:s/>серез </text:span>:</text:p>
      <text:p text:style-name="P10"><text:tab/><text:span text:style-name="T89">* XMLфайла </text:span></text:p>
      <text:p text:style-name="P10"><text:tab/>* Java аннотаций</text:p>
      <text:p text:style-name="P10"><text:tab/>* и Java кода </text:p>
      <text:p text:style-name="P16">- Процесс внедрения можно автоматизировать (Autowiring)</text:p>
      <text:p text:style-name="P16"/>
      <text:p text:style-name="P18">По умолчанию создается Singltone . <text:span text:style-name="T91">И при вызове <text:s/>метода getBean() возвращается один и тот же объект.</text:span></text:p>
      <text:p text:style-name="P18"/>
      <text:p text:style-name="P19">scope=“singletone“</text:p>
      <text:p text:style-name="P19">scope=“prototype“</text:p>
      <text:p text:style-name="P19">scope=“request“</text:p>
      <text:p text:style-name="P19">scope=“session“</text:p>
      <text:p text:style-name="P19">scope=“global-session“</text:p>
      <text:p text:style-name="P19"/>
      <text:p text:style-name="P19">Практика 6-49</text:p>
      <text:p text:style-name="P19"/>
      <text:p text:style-name="P102"/>
      <text:p text:style-name="P20"/>
      <text:p text:style-name="P19"/>
      <text:p text:style-name="P122">Урок <text:span text:style-name="T92">8</text:span></text:p>
      <text:p text:style-name="P4">Специальные методы бинов (i<text:span text:style-name="T83">nit-metod, destroy-metod, </text:span><text:span text:style-name="T82">factory method </text:span>)</text:p>
      <text:p text:style-name="P4"/>
      <text:p text:style-name="P4"><text:a xlink:type="simple" xlink:href="https://www.youtube.com/watch?v=MVbBLoZrT2A&amp;list=PLAma_mKffTOR5o0WNHnY0mTjKxnCgSXrZ&amp;index=8" text:style-name="Internet_20_link" text:visited-style-name="Visited_20_Internet_20_Link"><text:span text:style-name="T97">https://www.youtube.com/watch?v=MVbBLoZrT2A&amp;list=PLAma_mKffTOR5o0WNHnY0mTjKxnCgSXrZ&amp;index=8</text:span></text:a></text:p>
      <text:p text:style-name="P4"/>
      <text:p text:style-name="P4">i<text:span text:style-name="T55">nit-metod </text:span><text:span text:style-name="T79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21"/>
      <text:p text:style-name="P4"><text:span text:style-name="T55">destroy-metod</text:span><text:span text:style-name="T83"> <text:s/></text:span><text:span text:style-name="T79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21"/>
      <text:p text:style-name="P24">в коде</text:p>
      <text:p text:style-name="P24"><draw:frame text:anchor-type="paragraph" draw:z-index="11" draw:name="Фигура5" draw:style-name="gr7" draw:text-style-name="P146" svg:width="15.294cm" svg:height="2.472cm" svg:x="0.086cm" svg:y="0.406cm"><draw:text-box><text:p text:style-name="P144"><text:span text:style-name="T123">&lt;bean id="musicBean" </text:span></text:p><text:p text:style-name="P144"><text:span text:style-name="T123"><text:s text:c="4"/></text:span><text:span text:style-name="T123">class="org.example.ClassicalMusic"&gt; <text:s text:c="3"/></text:span></text:p><text:p><text:span text:style-name="T123"><text:s text:c="4"/></text:span><text:span text:style-name="T123">init-method="doMyInit"</text:span></text:p><text:p><text:span text:style-name="T123"><text:s text:c="4"/></text:span><text:span text:style-name="T123">destroy-method="doMyDestroy" &gt;</text:span></text:p><text:p text:style-name="P145"><text:span text:style-name="T123">&lt;/bean&gt;</text:span></text:p></draw:text-box></draw:frame></text:p>
      <text:p text:style-name="P24"/>
      <text:p text:style-name="P24"/>
      <text:p text:style-name="P24"/>
      <text:p text:style-name="P24"/>
      <text:p text:style-name="P139"/>
      <text:p text:style-name="P24"/>
      <text:p text:style-name="P22"/>
      <text:p text:style-name="P23">методы doMyInit<text:span text:style-name="T93">() и </text:span>doMyDestroy<text:span text:style-name="T93">() должны быть реализованы в классе бина <text:s/>ClassicalMusic</text:span></text:p>
      <text:p text:style-name="P22"/>
      <text:p text:style-name="P25">Практика 4-44</text:p>
      <text:p text:style-name="P104"/>
      <text:p text:style-name="P105"><text:span text:style-name="T41">Если у бина проставить scope=“prototype“ метод </text:span><text:s/><text:span text:style-name="T42">destroy-method </text:span><text:span text:style-name="T44">вызываться не будет.</text:span></text:p>
      <text:p text:style-name="P43"/>
      <text:p text:style-name="P26"><text:s/></text:p>
      <text:p text:style-name="P42"><text:span text:style-name="T82">factory method </text:span><text:span text:style-name="T84">Фабричный метод</text:span></text:p>
      <text:p text:style-name="P26"/>
      <text:p text:style-name="P17"><draw:frame text:anchor-type="paragraph" draw:z-index="12" draw:name="Фигура5" draw:style-name="gr8" draw:text-style-name="P146" svg:width="15.294cm" svg:height="2.696cm" svg:x="-0.099cm" svg:y="0.91cm"><draw:text-box><text:p text:style-name="P144"><text:span text:style-name="T123">&lt;bean id="musicBean" </text:span></text:p><text:p text:style-name="P144"><text:span text:style-name="T123"><text:s text:c="4"/></text:span><text:span text:style-name="T114">class</text:span><text:span text:style-name="T115">="org.example.ClassicalMusic"</text:span><text:span text:style-name="T115"><text:line-break/></text:span><text:span text:style-name="T115"> <text:s text:c="3"/></text:span><text:span text:style-name="T114">init-method</text:span><text:span text:style-name="T115">="doMyInit"</text:span><text:span text:style-name="T115"><text:line-break/></text:span><text:span text:style-name="T115"> <text:s text:c="3"/></text:span><text:span text:style-name="T114">destroy-method</text:span><text:span text:style-name="T115">="doMyDestroy"</text:span><text:span text:style-name="T115"><text:line-break/></text:span><text:span text:style-name="T115"> <text:s text:c="3"/></text:span><text:span text:style-name="T114">factory-method</text:span><text:span text:style-name="T115">="getClassicalMusic"</text:span><text:span text:style-name="T111">&gt;</text:span></text:p><text:p text:style-name="P145"><text:span text:style-name="T123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7T00:34:24.511152145</dc:date>
    <meta:editing-duration>PT2H49M10S</meta:editing-duration>
    <meta:editing-cycles>21</meta:editing-cycles>
    <meta:generator>LibreOffice/6.0.7.3$Linux_X86_64 LibreOffice_project/00m0$Build-3</meta:generator>
    <meta:document-statistic meta:table-count="0" meta:image-count="1" meta:object-count="0" meta:page-count="12" meta:paragraph-count="193" meta:word-count="1192" meta:character-count="9965" meta:non-whitespace-character-count="8808"/>
  </office:meta>
</office:document-meta>
</file>